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23cm" fo:min-width="0.35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fo:min-height="0.357cm"/>
    </style:style>
    <style:style style:name="pr2" style:family="presentation" style:parent-style-name="Padrão-title">
      <style:graphic-properties fo:min-height="1.591cm"/>
    </style:style>
    <style:style style:name="pr3" style:family="presentation" style:parent-style-name="Padrão-title">
      <style:graphic-properties fo:min-height="2.877cm"/>
    </style:style>
    <style:style style:name="pr4" style:family="presentation" style:parent-style-name="Padrão-title">
      <style:graphic-properties fo:min-height="0.386cm"/>
    </style:style>
    <style:style style:name="pr5" style:family="presentation" style:parent-style-name="Padrão-title">
      <style:graphic-properties fo:min-height="0.505cm"/>
    </style:style>
    <style:style style:name="pr6" style:family="presentation" style:parent-style-name="Padrão-title">
      <style:graphic-properties fo:min-height="1.273cm"/>
    </style:style>
    <style:style style:name="pr7" style:family="presentation" style:parent-style-name="Padrão-title">
      <style:graphic-properties fo:min-height="0.955cm"/>
    </style:style>
    <style:style style:name="pr8" style:family="presentation" style:parent-style-name="Padrão-title">
      <style:graphic-properties fo:min-height="2.545cm"/>
    </style:style>
    <style:style style:name="pr9" style:family="presentation" style:parent-style-name="Padrão-title">
      <style:graphic-properties fo:min-height="0.414cm"/>
    </style:style>
    <style:style style:name="pr10" style:family="presentation" style:parent-style-name="Padrão-title">
      <style:graphic-properties fo:min-height="0.535cm"/>
    </style:style>
    <style:style style:name="pr11" style:family="presentation" style:parent-style-name="Padrão-title">
      <style:graphic-properties fo:min-height="1.909cm"/>
    </style:style>
    <style:style style:name="pr12" style:family="presentation" style:parent-style-name="Padrão-title">
      <style:graphic-properties fo:min-height="2.257cm"/>
    </style:style>
    <style:style style:name="pr13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9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>
        <style:tab-stops/>
      </style:paragraph-properties>
      <style:text-properties fo:color="#0066b3" style:font-name="Arial1" fo:font-size="8pt"/>
    </style:style>
    <style:style style:name="P7" style:family="paragraph">
      <style:paragraph-properties fo:text-align="start">
        <style:tab-stops/>
      </style:paragraph-properties>
      <style:text-properties style:font-name="Arial1" fo:font-size="8pt"/>
    </style:style>
    <style:style style:name="P8" style:family="paragraph">
      <style:paragraph-properties fo:line-height="115%" fo:text-align="start">
        <style:tab-stops/>
      </style:paragraph-properties>
    </style:style>
    <style:style style:name="P9" style:family="paragraph">
      <style:paragraph-properties fo:line-height="115%" fo:text-align="start">
        <style:tab-stops/>
      </style:paragraph-properties>
      <style:text-properties style:font-name="Arial1" fo:font-size="8pt"/>
    </style:style>
    <style:style style:name="P10" style:family="paragraph">
      <loext:graphic-properties draw:fill-color="#ffffff"/>
    </style:style>
    <style:style style:name="T1" style:family="text">
      <style:text-properties style:font-name="Arial" fo:font-size="10pt" style:font-size-asian="18pt" style:font-size-complex="18pt"/>
    </style:style>
    <style:style style:name="T2" style:family="text">
      <style:text-properties style:font-name="Arial" fo:font-size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.21cm" svg:height="1.093cm" svg:x="12.395cm" svg:y="12.5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8cm" svg:y1="14.263cm" svg:x2="12.545cm" svg:y2="13.4cm">
          <text:p/>
        </draw:line>
        <draw:custom-shape draw:style-name="gr1" draw:text-style-name="P2" xml:id="id2" draw:id="id2" draw:layer="layout" svg:width="1.21cm" svg:height="1.093cm" svg:x="12.38cm" svg:y="5.1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4" draw:layer="layout" svg:width="1.599cm" svg:height="0.357cm" svg:x="10.945cm" svg:y="14.2cm" presentation:class="title" presentation:user-transformed="true">
          <draw:text-box>
            <text:p><text:span text:style-name="T2">reset</text:span></text:p>
          </draw:text-box>
        </draw:frame>
        <draw:frame presentation:style-name="pr2" draw:text-style-name="P6" draw:layer="layout" svg:width="3.9cm" svg:height="1.591cm" svg:x="13.7cm" svg:y="12.291cm" presentation:class="title" presentation:user-transformed="true">
          <draw:text-box>
            <text:p text:style-name="P5"><text:span text:style-name="T3">ecktimer ← 0; rstcktimer ← 1;</text:span><text:span text:style-name="T3"><text:line-break/></text:span><text:span text:style-name="T3">rsttime ← 1; etime ← 0;</text:span><text:span text:style-name="T3"><text:line-break/></text:span><text:span text:style-name="T3">eNS ← 1; cMuxNS ← 00;</text:span><text:span text:style-name="T3"><text:line-break/></text:span><text:span text:style-name="T3">eEW ← 1; cMuxEW ← 10;</text:span><text:span text:style-name="T3"><text:line-break/></text:span><text:span text:style-name="T3">eP ← 1; cMuxP ← 1;</text:span></text:p>
          </draw:text-box>
        </draw:frame>
        <draw:frame presentation:style-name="pr3" draw:text-style-name="P7" draw:layer="layout" svg:width="2cm" svg:height="2.877cm" svg:x="14.3cm" svg:y="8.1cm" presentation:class="title" presentation:user-transformed="true">
          <draw:text-box>
            <text:p text:style-name="P5"><text:span text:style-name="T3">rsttime ← 0;</text:span><text:span text:style-name="T3"><text:line-break/></text:span><text:span text:style-name="T3">ecktimer ← 1;</text:span><text:span text:style-name="T3"><text:line-break/></text:span><text:span text:style-name="T3">etime ← 0;</text:span><text:span text:style-name="T3"><text:line-break/></text:span><text:span text:style-name="T3">eNS ← 0; </text:span><text:span text:style-name="T3"><text:line-break/></text:span><text:span text:style-name="T3">eEW ← 0;</text:span><text:span text:style-name="T3"><text:line-break/></text:span><text:span text:style-name="T3">eP ← 0;</text:span><text:span text:style-name="T3"><text:line-break/></text:span><text:span text:style-name="T3">rstcktimer ← 0;</text:span></text:p>
          </draw:text-box>
        </draw:frame>
        <draw:custom-shape draw:style-name="gr1" draw:text-style-name="P2" xml:id="id1" draw:id="id1" draw:layer="layout" svg:width="1.21cm" svg:height="1.093cm" svg:x="12.39cm" svg:y="8.807cm">
          <text:p text:style-name="P1"><text:span text:style-name="T1">S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1cm" svg:height="1.093cm" svg:x="16.6cm" svg:y="6.2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182cm" svg:x1="12.39cm" svg:y1="9.354cm" svg:x2="12.38cm" svg:y2="5.647cm" draw:start-shape="id1" draw:start-glue-point="6" draw:end-shape="id2" draw:end-glue-point="6" svg:d="M12390 9354c-493 0-488-3707-10-3707" svg:viewBox="0 0 370 3708">
          <text:p/>
        </draw:connector>
        <draw:frame presentation:style-name="pr4" draw:text-style-name="P7" draw:layer="layout" svg:width="0.6cm" svg:height="0.386cm" svg:x="14.8cm" svg:y="5.3cm" presentation:class="title" presentation:user-transformed="true">
          <draw:text-box>
            <text:p text:style-name="P5"><text:span text:style-name="T4">s45</text:span></text:p>
          </draw:text-box>
        </draw:frame>
        <draw:connector draw:style-name="gr2" draw:text-style-name="P3" draw:layer="layout" draw:type="curve" draw:line-skew="0.094cm" svg:x1="17.205cm" svg:y1="7.293cm" svg:x2="12.995cm" svg:y2="9.9cm" draw:start-shape="id3" draw:start-glue-point="8" draw:end-shape="id1" draw:end-glue-point="8" svg:d="M17205 7293c0 4803-4210 3499-4210 2607" svg:viewBox="0 0 4211 3469">
          <text:p/>
        </draw:connector>
        <draw:custom-shape draw:style-name="gr1" draw:text-style-name="P2" xml:id="id4" draw:id="id4" draw:layer="layout" svg:width="1.21cm" svg:height="1.093cm" svg:x="19.6cm" svg:y="7.4cm">
          <text:p text:style-name="P1"><text:span text:style-name="T1">S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578cm" svg:x1="13.413cm" svg:y1="5.26cm" svg:x2="20.205cm" svg:y2="7.4cm" draw:start-shape="id2" draw:start-glue-point="11" draw:end-shape="id4" draw:end-glue-point="4" svg:d="M13413 5260c0-126 6792-1196 6792 2140" svg:viewBox="0 0 6793 2403">
          <text:p/>
        </draw:connector>
        <draw:frame presentation:style-name="pr5" draw:text-style-name="P7" draw:layer="layout" svg:width="0.6cm" svg:height="0.505cm" svg:x="16.2cm" svg:y="4.5cm" presentation:class="title" presentation:user-transformed="true">
          <draw:text-box>
            <text:p text:style-name="P5"><text:span text:style-name="T4">s55</text:span></text:p>
          </draw:text-box>
        </draw:frame>
        <draw:frame presentation:style-name="pr6" draw:text-style-name="P7" draw:layer="layout" svg:width="2.11cm" svg:height="1.273cm" svg:x="17.89cm" svg:y="6.127cm" presentation:class="title" presentation:user-transformed="true">
          <draw:text-box>
            <text:p text:style-name="P5"><text:span text:style-name="T3">eNS ← 1;</text:span><text:span text:style-name="T3"><text:line-break/></text:span><text:span text:style-name="T3">cMuxNS ← 01;</text:span><text:span text:style-name="T3"><text:line-break/></text:span><text:span text:style-name="T3">eEW ← 0;</text:span><text:span text:style-name="T3"><text:line-break/></text:span><text:span text:style-name="T3">eP ← 0;</text:span></text:p>
          </draw:text-box>
        </draw:frame>
        <draw:connector draw:style-name="gr2" draw:text-style-name="P3" draw:layer="layout" draw:type="curve" draw:line-skew="0.569cm" svg:x1="20.205cm" svg:y1="8.493cm" svg:x2="12.995cm" svg:y2="9.9cm" draw:start-shape="id4" draw:start-glue-point="8" draw:end-shape="id1" draw:end-glue-point="8" svg:d="M20205 8493c0 3715-7210 3012-7210 1407" svg:viewBox="0 0 7211 2708">
          <text:p/>
        </draw:connector>
        <draw:custom-shape draw:style-name="gr1" draw:text-style-name="P2" xml:id="id5" draw:id="id5" draw:layer="layout" svg:width="1.21cm" svg:height="1.093cm" svg:x="22.61cm" svg:y="8.563cm">
          <text:p text:style-name="P1"><text:span text:style-name="T1">S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2.985cm" svg:y1="6.193cm" svg:x2="12.995cm" svg:y2="8.807cm" draw:start-shape="id2" draw:start-glue-point="8" draw:end-shape="id1" draw:end-glue-point="4" svg:d="M12985 6193c0 1960 10 654 10 2614" svg:viewBox="0 0 11 2615">
          <text:p/>
        </draw:connector>
        <draw:connector draw:style-name="gr2" draw:text-style-name="P3" draw:layer="layout" draw:type="curve" svg:x1="13.59cm" svg:y1="5.647cm" svg:x2="16.777cm" svg:y2="6.36cm" draw:start-shape="id2" draw:start-glue-point="10" draw:end-shape="id3" draw:end-glue-point="5" svg:d="M13590 5647c2125 0 3187 237 3187 713" svg:viewBox="0 0 3188 714">
          <text:p/>
        </draw:connector>
        <draw:frame presentation:style-name="pr6" draw:text-style-name="P7" draw:layer="layout" svg:width="2.21cm" svg:height="1.273cm" svg:x="20.9cm" svg:y="7.282cm" presentation:class="title" presentation:user-transformed="true">
          <draw:text-box>
            <text:p text:style-name="P5"><text:span text:style-name="T3">eEW ← 1;</text:span><text:span text:style-name="T3"><text:line-break/></text:span><text:span text:style-name="T3">eNS ← 0;</text:span><text:span text:style-name="T3"><text:line-break/></text:span><text:span text:style-name="T3">eP ← 0;</text:span><text:span text:style-name="T3"><text:line-break/></text:span><text:span text:style-name="T3">cMuxEW ← 00;</text:span></text:p>
          </draw:text-box>
        </draw:frame>
        <draw:connector draw:style-name="gr2" draw:text-style-name="P3" draw:layer="layout" draw:type="curve" draw:line-skew="-0.064cm" svg:x1="13.413cm" svg:y1="5.26cm" svg:x2="23.215cm" svg:y2="8.563cm" draw:start-shape="id2" draw:start-glue-point="11" draw:end-shape="id5" draw:end-glue-point="4" svg:d="M13413 5260c0-1089 9802-2740 9802 3303" svg:viewBox="0 0 9803 4365">
          <text:p/>
        </draw:connector>
        <draw:frame presentation:style-name="pr6" draw:text-style-name="P7" draw:layer="layout" svg:width="1.9cm" svg:height="1.273cm" svg:x="23.9cm" svg:y="8.464cm" presentation:class="title" presentation:user-transformed="true">
          <draw:text-box>
            <text:p text:style-name="P5"><text:span text:style-name="T3">eP ← 1;</text:span><text:span text:style-name="T3"><text:line-break/></text:span><text:span text:style-name="T3">eEW ← 0;</text:span><text:span text:style-name="T3"><text:line-break/></text:span><text:span text:style-name="T3">eNS ← 0;</text:span><text:span text:style-name="T3"><text:line-break/></text:span><text:span text:style-name="T3">cMuxP ← 0;</text:span></text:p>
          </draw:text-box>
        </draw:frame>
        <draw:frame presentation:style-name="pr7" draw:text-style-name="P7" draw:layer="layout" svg:width="1.2cm" svg:height="0.955cm" svg:x="10.6cm" svg:y="4.769cm" presentation:class="title" presentation:user-transformed="true">
          <draw:text-box>
            <text:p text:style-name="P5"><text:span text:style-name="T4">(s50) v </text:span><text:span text:style-name="T4"><text:line-break/></text:span><text:span text:style-name="T4">(s105) v</text:span><text:span text:style-name="T4"><text:line-break/></text:span><text:span text:style-name="T4">(s135)</text:span></text:p>
          </draw:text-box>
        </draw:frame>
        <draw:connector draw:style-name="gr2" draw:text-style-name="P3" draw:layer="layout" draw:type="curve" draw:line-skew="1.019cm" svg:x1="23.215cm" svg:y1="9.656cm" svg:x2="12.995cm" svg:y2="9.9cm" draw:start-shape="id5" draw:start-glue-point="8" draw:end-shape="id1" draw:end-glue-point="8" svg:d="M23215 9656c0 2646-10220 2524-10220 244" svg:viewBox="0 0 10221 1971">
          <text:p/>
        </draw:connector>
        <draw:custom-shape draw:style-name="gr1" draw:text-style-name="P2" xml:id="id6" draw:id="id6" draw:layer="layout" svg:width="1.21cm" svg:height="1.093cm" svg:x="8.101cm" svg:y="6.2cm">
          <text:p text:style-name="P1"><text:span text:style-name="T1">S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1cm" svg:height="1.093cm" svg:x="5.391cm" svg:y="7.1cm">
          <text:p text:style-name="P1"><text:span text:style-name="T1">S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8.706cm" svg:y1="7.293cm" svg:x2="12.995cm" svg:y2="9.9cm" draw:start-shape="id6" draw:start-glue-point="8" draw:end-shape="id1" draw:end-glue-point="8" svg:d="M8706 7293c0 4662 4289 3358 4289 2607" svg:viewBox="0 0 4290 3365">
          <text:p/>
        </draw:connector>
        <draw:connector draw:style-name="gr2" draw:text-style-name="P3" draw:layer="layout" draw:type="curve" draw:line-skew="0.522cm" svg:x1="5.996cm" svg:y1="8.193cm" svg:x2="12.995cm" svg:y2="9.9cm" draw:start-shape="id7" draw:start-glue-point="8" draw:end-shape="id1" draw:end-glue-point="8" svg:d="M5996 8193c0 4095 6999 3241 6999 1707" svg:viewBox="0 0 7000 2978">
          <text:p/>
        </draw:connector>
        <draw:connector draw:style-name="gr2" draw:text-style-name="P3" draw:layer="layout" draw:type="curve" svg:x1="12.38cm" svg:y1="5.647cm" svg:x2="9.134cm" svg:y2="6.36cm" draw:start-shape="id2" draw:start-glue-point="6" draw:end-shape="id6" draw:end-glue-point="11" svg:d="M12380 5647c-2164 0-3246 237-3246 713" svg:viewBox="0 0 3247 714">
          <text:p/>
        </draw:connector>
        <draw:connector draw:style-name="gr2" draw:text-style-name="P3" draw:layer="layout" draw:type="curve" draw:line-skew="-0.046cm" svg:x1="12.557cm" svg:y1="5.26cm" svg:x2="5.996cm" svg:y2="7.1cm" draw:start-shape="id2" draw:start-glue-point="5" draw:end-shape="id7" svg:d="M12557 5260c0-1062-6561-1982-6561 1840" svg:viewBox="0 0 6562 2769">
          <text:p/>
        </draw:connector>
        <draw:frame presentation:style-name="pr8" draw:text-style-name="P7" draw:layer="layout" svg:width="2.421cm" svg:height="2.545cm" svg:x="9.4cm" svg:y="6.014cm" presentation:class="title" presentation:user-transformed="true">
          <draw:text-box>
            <text:p text:style-name="P5"><text:span text:style-name="T3">eNS </text:span><text:span text:style-name="T3">← 1;</text:span><text:span text:style-name="T3"><text:line-break/></text:span><text:span text:style-name="T3">cMu</text:span><text:span text:style-name="T3">xNS </text:span><text:span text:style-name="T3">← </text:span><text:span text:style-name="T3">10;</text:span><text:span text:style-name="T3"><text:line-break/></text:span><text:span text:style-name="T3">eEW </text:span><text:span text:style-name="T3">← 1;</text:span><text:span text:style-name="T3"><text:line-break/></text:span><text:span text:style-name="T3">cMu</text:span><text:span text:style-name="T3">xEW </text:span><text:span text:style-name="T3">← </text:span><text:span text:style-name="T3">10;</text:span><text:span text:style-name="T3"><text:line-break/></text:span><text:span text:style-name="T3">eP </text:span><text:span text:style-name="T3">← 1;</text:span><text:span text:style-name="T3"><text:line-break/></text:span><text:span text:style-name="T3">cMu</text:span><text:span text:style-name="T3">xP </text:span><text:span text:style-name="T3">← 1;</text:span></text:p>
          </draw:text-box>
        </draw:frame>
        <draw:frame presentation:style-name="pr9" draw:text-style-name="P7" draw:layer="layout" svg:width="0.9cm" svg:height="0.414cm" svg:x="8.5cm" svg:y="3.986cm" presentation:class="title" presentation:user-transformed="true">
          <draw:text-box>
            <text:p text:style-name="P5"><text:span text:style-name="T4">s100</text:span></text:p>
          </draw:text-box>
        </draw:frame>
        <draw:frame presentation:style-name="pr2" draw:text-style-name="P7" draw:layer="layout" svg:width="2.31cm" svg:height="1.591cm" svg:x="6.69cm" svg:y="6.824cm" presentation:class="title" presentation:user-transformed="true">
          <draw:text-box>
            <text:p text:style-name="P5"><text:span text:style-name="T3">eEW ← 1;</text:span><text:span text:style-name="T3"><text:line-break/></text:span><text:span text:style-name="T3">eP ← 0;</text:span><text:span text:style-name="T3"><text:line-break/></text:span><text:span text:style-name="T3">eNS ← 0;</text:span><text:span text:style-name="T3"><text:line-break/></text:span><text:span text:style-name="T3">cMuxEW ← 01;</text:span></text:p>
          </draw:text-box>
        </draw:frame>
        <draw:frame presentation:style-name="pr10" draw:text-style-name="P7" draw:layer="layout" svg:width="0.7cm" svg:height="0.535cm" svg:x="17.7cm" svg:y="3.686cm" presentation:class="title" presentation:user-transformed="true">
          <draw:text-box>
            <text:p text:style-name="P5"><text:span text:style-name="T4">s110</text:span></text:p>
          </draw:text-box>
        </draw:frame>
        <draw:custom-shape draw:style-name="gr1" draw:text-style-name="P2" xml:id="id8" draw:id="id8" draw:layer="layout" svg:width="1.21cm" svg:height="1.093cm" svg:x="2.901cm" svg:y="8.663cm">
          <text:p text:style-name="P1"><text:span text:style-name="T1">S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0.608cm" svg:x1="12.557cm" svg:y1="5.26cm" svg:x2="3.506cm" svg:y2="8.663cm" draw:start-shape="id2" draw:start-glue-point="5" draw:end-shape="id8" draw:end-glue-point="4" svg:d="M12557 5260c0-1905-9051-3606-9051 3403" svg:viewBox="0 0 9052 5077">
          <text:p/>
        </draw:connector>
        <draw:frame presentation:style-name="pr10" draw:text-style-name="P7" draw:layer="layout" svg:width="0.8cm" svg:height="0.535cm" svg:x="8.4cm" svg:y="3.087cm" presentation:class="title" presentation:user-transformed="true">
          <draw:text-box>
            <text:p text:style-name="P5"><text:span text:style-name="T4">s140</text:span></text:p>
          </draw:text-box>
        </draw:frame>
        <draw:connector draw:style-name="gr2" draw:text-style-name="P3" draw:layer="layout" draw:type="curve" draw:line-skew="1.023cm" svg:x1="3.506cm" svg:y1="9.756cm" svg:x2="12.995cm" svg:y2="9.9cm" draw:start-shape="id8" draw:start-glue-point="8" draw:end-shape="id1" draw:end-glue-point="8" svg:d="M3506 9756c0 2502 9489 2430 9489 144" svg:viewBox="0 0 9490 1869">
          <text:p/>
        </draw:connector>
        <draw:frame presentation:style-name="pr11" draw:text-style-name="P7" draw:layer="layout" svg:width="2.2cm" svg:height="1.909cm" svg:x="4.2cm" svg:y="8.366cm" presentation:class="title" presentation:user-transformed="true">
          <draw:text-box>
            <text:p text:style-name="P5"><text:span text:style-name="T3">eNS ← 1;</text:span><text:span text:style-name="T3"><text:line-break/></text:span><text:span text:style-name="T3">eEW ← 0; </text:span><text:span text:style-name="T3"><text:line-break/></text:span><text:span text:style-name="T3">eP ← 0;</text:span><text:span text:style-name="T3"><text:line-break/></text:span><text:span text:style-name="T3">cMuxNS ← 00;</text:span><text:span text:style-name="T3"><text:line-break/></text:span><text:span text:style-name="T3">rsttime ← 1;</text:span><text:span text:style-name="T3"><text:line-break/></text:span><text:span text:style-name="T3">rstcktimer ← 1;</text:span></text:p>
          </draw:text-box>
        </draw:frame>
        <draw:frame presentation:style-name="pr12" draw:text-style-name="P9" draw:layer="layout" svg:width="2.187cm" svg:height="2.257cm" svg:x="13.213cm" svg:y="6.343cm" presentation:class="title" presentation:user-transformed="true">
          <draw:text-box>
            <text:p text:style-name="P8"><text:span text:style-name="T4">⌝</text:span><text:span text:style-name="T4">((s45) ^ (s50) ^</text:span><text:span text:style-name="T4"><text:line-break/></text:span><text:span text:style-name="T4">(s55) ^ (s100) ^ (s105) ^ (s110) ^ (s135) ^ <text:s/>(s140))</text:span></text:p>
          </draw:text-box>
        </draw:frame>
        <draw:frame presentation:style-name="pr7" draw:text-style-name="P7" draw:layer="layout" svg:width="2.093cm" svg:height="0.955cm" svg:x="13.59cm" svg:y="5.597cm" presentation:class="title" presentation:user-transformed="true">
          <draw:text-box>
            <text:p text:style-name="P5"><text:span text:style-name="T3">etime ← 1;</text:span><text:span text:style-name="T3"><text:line-break/></text:span><text:span text:style-name="T3">rstcktimer ← 1;</text:span><text:span text:style-name="T3"><text:line-break/></text:span><text:span text:style-name="T3">ecktimer ← 0;</text:span></text:p>
          </draw:text-box>
        </draw:frame>
        <draw:frame presentation:style-name="pr5" draw:text-style-name="P7" draw:layer="layout" svg:width="0.379cm" svg:height="0.505cm" svg:x="12.121cm" svg:y="7.293cm" presentation:class="title" presentation:user-transformed="true">
          <draw:text-box>
            <text:p text:style-name="P5"><text:span text:style-name="T4">s1</text:span></text:p>
          </draw:text-box>
        </draw:frame>
        <draw:line draw:style-name="gr2" draw:text-style-name="P3" draw:layer="layout" svg:x1="13cm" svg:y1="12.5cm" svg:x2="12.995cm" svg:y2="9.9cm">
          <text:p/>
        </draw:line>
        <draw:connector draw:style-name="gr2" draw:text-style-name="P3" draw:layer="layout" draw:type="curve" draw:line-skew="0.343cm" svg:x1="13.423cm" svg:y1="8.967cm" svg:x2="13.6cm" svg:y2="9.354cm" draw:start-shape="id1" draw:start-glue-point="11" draw:end-shape="id1" draw:end-glue-point="10" svg:d="M13423 8967c0-478 340-399 572-183s358 570-395 570" svg:viewBox="0 0 752 741">
          <text:p/>
        </draw:connecto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41:44.931793589</meta:creation-date>
    <dc:date>2018-10-08T20:41:09.754494802</dc:date>
    <meta:editing-duration>PT2H16M4S</meta:editing-duration>
    <meta:editing-cycles>19</meta:editing-cycles>
    <meta:generator>LibreOffice/6.0.6.2$Linux_X86_64 LibreOffice_project/00m0$Build-2</meta:generator>
    <meta:document-statistic meta:object-count="67"/>
  </office:meta>
</office:document-meta>
</file>